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cell-protect="none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s-survey55156" table:style-name="ta1">
        <table:table-column table:style-name="co1" table:number-columns-repeated="21" table:default-cell-style-name="ce1"/>
        <table:table-column table:style-name="co2" table:number-columns-repeated="16363" table:default-cell-style-name="ce1"/>
        <table:table-row table:style-name="ro1">
          <table:table-cell office:value-type="string" table:style-name="ce1">
            <text:p>Numero di record in questa query:</text:p>
          </table:table-cell>
          <table:table-cell office:value-type="float" office:value="162" table:style-name="ce1">
            <text:p>16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cord totali nell'indagine:</text:p>
          </table:table-cell>
          <table:table-cell office:value-type="float" office:value="162" table:style-name="ce1">
            <text:p>16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centuale del totale:</text:p>
          </table:table-cell>
          <table:table-cell office:value-type="string" table:style-name="ce1">
            <text:p>100.00%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po di azienda / ente di appartenenz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sorzio (A5)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.7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te pubblico (A2)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20.3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bero professionista (A3)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.4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vata (A1)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4.3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iversità / Scuola (A4)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58.0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tr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.7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7.41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umero di dipendent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feriore a 10 (A1)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4.3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resi tra 11 e 50 (A2)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.7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resi tra 51 e 100 (A3)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.4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resi tra 101 e 500 (A4)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.7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resi tra 501 e 1000 (A5)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10.4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ltre 1000 (A6)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47.5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so / Non voglio rispondere (A7)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6.0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tr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.2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3.0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7.41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ea di lavoro prevalen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ministrativa (A1)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8.0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formation and Communication Technologies (ICT) (A2)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8.6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erciale (A3)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3.0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ducazione (A4)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6.7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cerca (A5)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43.2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udente (A7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7.4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cnica (A6)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8.0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tr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.7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.7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7.41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4(SQ001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' a conoscenza dell'esistenza di dati ("open data") e formato dati ("open format") aperti? *</text:p>
            <text:p>[Open data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67.2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5.5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so (U)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9.2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17.90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4(SQ00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' a conoscenza dell'esistenza di dati ("open data") e formato dati ("open format") aperti? *</text:p>
            <text:p>[Open format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48.1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12.9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so (U)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0.9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17.90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5(SQ001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 sua struttura utilizza e/o pubblica (rilascia) "open data"?</text:p>
            <text:p>[Utilizza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45.6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5.5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so (U)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30.8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17.90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5(SQ00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 sua struttura utilizza e/o pubblica (rilascia) "open data"?</text:p>
            <text:p>[Pubblica / Rilascia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27.1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9.8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so (U)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45.0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17.90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6(SQ001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 sua struttura utilizza e/o propone formati aperti?</text:p>
            <text:p>[Utilizza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38.8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.1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so (U)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35.1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9.75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6(SQ00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 sua struttura utilizza e/o propone formati aperti?</text:p>
            <text:p>[Propone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23.4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10.4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so (U)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46.3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9.75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7(SQ001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ante le attività professionali quale di questi formato dati utilizza?</text:p>
            <text:p>[Open data format (Libre Office, Open Office...)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5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20.3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so (U)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.1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7(SQ00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ante le attività professionali quale di questi formato dati utilizza?</text:p>
            <text:p>[CSV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49.3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6.6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so (U)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10.4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7(SQ006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ante le attività professionali quale di questi formato dati utilizza?</text:p>
            <text:p>[Dati geografici (shapefile, Spatialite...)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32.1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36.4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so (U)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8.0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7(SQ003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ante le attività professionali quale di questi formato dati utilizza?</text:p>
            <text:p>[TXT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64.2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.1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so (U)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.1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7(SQ004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ante le attività professionali quale di questi formato dati utilizza?</text:p>
            <text:p>[XML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45.0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21.6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so (U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9.8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7(SQ005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ante le attività professionali quale di questi formato dati utilizza?</text:p>
            <text:p>[ALTRO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.5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27.1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so (U)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35.1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.2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777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 ha selezionato "Altro" nel frame "ATTIVITA' PROFESSIONALI", si prega di specifica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1.7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.8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86.4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8(SQ001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el tempo libero quale di questi formato dati utilizza?</text:p>
            <text:p>[Open data format (Libre Office, Open Office...)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5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22.2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so (U)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.7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8(SQ00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el tempo libero quale di questi formato dati utilizza?</text:p>
            <text:p>[CSV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33.9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34.5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so (U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7.4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.2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8(SQ006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el tempo libero quale di questi formato dati utilizza?</text:p>
            <text:p>[Dati geografici <text:s/>(shapefile, Spatialite...)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47.5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so (U)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.1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8(SQ003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el tempo libero quale di questi formato dati utilizza?</text:p>
            <text:p>[TXT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58.0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4.8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so (U)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.7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8(SQ004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el tempo libero quale di questi formato dati utilizza?</text:p>
            <text:p>[XML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32.1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40.1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so (U)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4.3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8(SQ005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el tempo libero quale di questi formato dati utilizza?</text:p>
            <text:p>[ALTRO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8.6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43.8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so (U)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23.4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.2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888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 ha selezionato "Altro" nel frame "TEMPO LIBERO", si prega di specifica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8.0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91.36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' a conoscenza dell'esistenza di software liberi e/o open source?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70.3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4.3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4.69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' a conoscenza dell'esistenza di licenze libere, come ad es. "Creative Commons" (CC), GNU Public License (GPL)....?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61.1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.5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.6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4.69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1(SQ001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' a conoscenza di progetti / iniziative di passaggio a software libero (free software) e/o open source presso la sua struttura</text:p>
            <text:p>[Conosco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29.6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.4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so (U)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27.1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27.78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uò fare una stima della percentuale di postazioni che utilizzano Software Libero (free software) e/o Open Sour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lcolo</text:p>
          </table:table-cell>
          <table:table-cell office:value-type="string" table:style-name="ce1">
            <text:p>Risulta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a</text:p>
          </table:table-cell>
          <table:table-cell office:value-type="float" office:value="116" table:style-name="ce1">
            <text:p>1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mma</text:p>
          </table:table-cell>
          <table:table-cell office:value-type="float" office:value="3954" table:style-name="ce1">
            <text:p>39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iazione standard<text:s/></text:p>
          </table:table-cell>
          <table:table-cell office:value-type="float" office:value="30.68" table:style-name="ce1">
            <text:p>30,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dia</text:p>
          </table:table-cell>
          <table:table-cell office:value-type="float" office:value="34.090000000000003" table:style-name="ce1">
            <text:p>34,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mo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mo Quartile (Q1)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condo Quartile (Mediana)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zo Quartile (Q3)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simo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 valori nulli saranno ignorati nei calcol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1 e Q3 sono calcolati utilizzando Metodo minitab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li sono gli ambiti di applicazione di maggiore interesse e/o di utilizzo?</text:p>
            <text:p/>
            <text:p><text:tab/>(sono possibili più risposte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dio / Video / multimedialità (SQ018)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36.4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ilding Information Modeling (BIM) (SQ015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4.9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uter-Aided Design (CAD) (SQ001)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20.3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uter-Aided Energy Management (CAEM) (SQ016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.2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uter-Aided Engineering (CAE) (SQ013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4.9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MS (Content Management System) (SQ010)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6.0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tabase (DB, RDBMS...) (SQ002)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35.1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ta Mining (SQ003)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6.0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ographic Information System (G.I.S.) (SQ004)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31.4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fica vettoriale (SQ012)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.5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formation and Communications Technologies (ICT) (SQ017)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17.9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guaggi di programmazione (ambienti di sviluppo / IDE...) (SQ005)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30.2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ta elettronica (SQ006)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35.1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duttività individuale (Office Automation) (SQ007)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21.6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ndering, Modellazione 3D (SQ011)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2.3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stema operativo (Client/Server) (SQ008)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27.1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nsport Simulation Systems (TSS) (SQ014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.2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ttamento delle Immagini (SQ009)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29.6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tr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3.09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4(SQ001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li strumenti utilizza con maggiore frequenza?</text:p>
            <text:p>[Libre Office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rofessionale (A1)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17.9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ersonale (A2)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.4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osce / Ne ha sentito parlare / Ne ha letto (A3)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1.7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lo utilizzo (A4)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22.2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4(SQ00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li strumenti utilizza con maggiore frequenza?</text:p>
            <text:p>[Open Office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rofessionale (A1)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.5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ersonale (A2)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9.1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osce / Ne ha sentito parlare / Ne ha letto (A3)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.4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lo utilizzo (A4)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9.1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4(SQ003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li strumenti utilizza con maggiore frequenza?</text:p>
            <text:p>[Posta elettronica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rofessionale (A1)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33.3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ersonale (A2)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17.2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osce / Ne ha sentito parlare / Ne ha letto (A3)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.7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lo utilizzo (A4)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12.9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4(SQ004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li strumenti utilizza con maggiore frequenza?</text:p>
            <text:p>[Gimp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rofessionale (A1)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2.3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ersonale (A2)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9.7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osce / Ne ha sentito parlare / Ne ha letto (A3)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11.1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lo utilizzo (A4)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24.0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4(SQ005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li strumenti utilizza con maggiore frequenza?</text:p>
            <text:p>[Inkscape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rofessionale (A1)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.1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ersonale (A2)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8.0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osce / Ne ha sentito parlare / Ne ha letto (A3)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11.1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lo utilizzo (A4)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41.9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4(SQ006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li strumenti utilizza con maggiore frequenza?</text:p>
            <text:p>[Scribus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rofessionale (A1)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3.0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ersonale (A2)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4.3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osce / Ne ha sentito parlare / Ne ha letto (A3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9.8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lo utilizzo (A4)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5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4(SQ007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li strumenti utilizza con maggiore frequenza?</text:p>
            <text:p>[QGIS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rofessionale (A1)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9.1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ersonale (A2)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.4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osce / Ne ha sentito parlare / Ne ha letto (A3)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12.9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lo utilizzo (A4)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4(SQ008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li strumenti utilizza con maggiore frequenza?</text:p>
            <text:p>[GRASS GIS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rofessionale (A1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7.4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ersonale (A2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.2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osce / Ne ha sentito parlare / Ne ha letto (A3)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.4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lo utilizzo (A4)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43.2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4(SQ009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li strumenti utilizza con maggiore frequenza?</text:p>
            <text:p>[Altri GIS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rofessionale (A1)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11.1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ersonale (A2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.2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osce / Ne ha sentito parlare / Ne ha letto (A3)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4.8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lo utilizzo (A4)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40.1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4(SQ010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li strumenti utilizza con maggiore frequenza?</text:p>
            <text:p>[Linux (qualsiasi distribuzione)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rofessionale (A1)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6.6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ersonale (A2)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0.9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osce / Ne ha sentito parlare / Ne ha letto (A3)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6.0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lo utilizzo (A4)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.5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4(SQ011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li strumenti utilizza con maggiore frequenza?</text:p>
            <text:p>[Linux Server (qualsiasi distribuzione)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rofessionale (A1)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.5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ersonale (A2)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3.0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osce / Ne ha sentito parlare / Ne ha letto (A3)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lo utilizzo (A4)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27.7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4(SQ01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li strumenti utilizza con maggiore frequenza?</text:p>
            <text:p>[PostgreSQL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rofessionale (A1)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11.1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ersonale (A2)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.8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osce / Ne ha sentito parlare / Ne ha letto (A3)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2.3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lo utilizzo (A4)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41.9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4(SQ013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li strumenti utilizza con maggiore frequenza?</text:p>
            <text:p>[MySQL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rofessionale (A1)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12.3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ersonale (A2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4.9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osce / Ne ha sentito parlare / Ne ha letto (A3)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.5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lo utilizzo (A4)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31.4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4(SQ014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li strumenti utilizza con maggiore frequenza?</text:p>
            <text:p>[CMS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rofessionale (A1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9.8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ersonale (A2)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.1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osce / Ne ha sentito parlare / Ne ha letto (A3)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8.6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lo utilizzo (A4)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42.5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4(SQ015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li strumenti utilizza con maggiore frequenza?</text:p>
            <text:p>[Linguaggi di programmazione / ambienti di sviluppo / IDE...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rofessionale (A1)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ersonale (A2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7.4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osce / Ne ha sentito parlare / Ne ha letto (A3)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8.0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lo utilizzo (A4)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29.0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4(SQ017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li strumenti utilizza con maggiore frequenza?</text:p>
            <text:p>[CAD / CAE / BIM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rofessionale (A1)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1.7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ersonale (A2)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.1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osce / Ne ha sentito parlare / Ne ha letto (A3)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6.0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lo utilizzo (A4)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33.3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4(SQ018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li strumenti utilizza con maggiore frequenza?</text:p>
            <text:p>[Rendering / Modellazione 3D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rofessionale (A1)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9.2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ersonale (A2)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5.5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osce / Ne ha sentito parlare / Ne ha letto (A3)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17.2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lo utilizzo (A4)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35.1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4(SQ019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li strumenti utilizza con maggiore frequenza?</text:p>
            <text:p>[ALTRO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rofessionale (A1)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5.5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ilizzo personale (A2)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.8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osce / Ne ha sentito parlare / Ne ha letto (A3)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.8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lo utilizzo (A4)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58.0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999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 ha selezionato la voce "ALTRO" si prega di specifica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.1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3.0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90.74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er la sua attività professionale, ha acquistato (o chiesto di far acquistare) software proprietario negli ultimi 24 mesi?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28.4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38.8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' a conoscenza dell'esistenza di un "Codice dell'Amministrazione Digitale" (CAD)?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29.0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38.2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a mai effettuato una "valutazione comparativa" (relativa alla riusabilità del software) come richiesto dalla normativa AGID?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ì (Y)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4.9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 (N)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62.3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8(SQ006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  <text:p>[Il software Libero e/o Open Source garantisce prestazioni migliori rispetto al software proprietario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 nulla rilevante (A1)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8.0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co rilevante (A2)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3.5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diamente rilevante (A3)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26.5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lto rilevante (A4)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9.1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8(SQ007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  <text:p>[Il software Libero e/o Open Source garantisce costi minori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 nulla rilevante (A1)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4.3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co rilevante (A2)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.1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diamente rilevante (A3)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1.7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lto rilevante (A4)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45.0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8(SQ008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  <text:p>[L'utilizzo di software Libero e/o Open Source è suggerito, ove possibile, dal CAD (Codice di Amministrazione Digitale)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 nulla rilevante (A1)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9.2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co rilevante (A2)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22.2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diamente rilevante (A3)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20.3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lto rilevante (A4)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5.4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8(SQ009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  <text:p>[Per ragioni etiche è più corretto che la Pubblica Amministrazione investa soldi pubblici per sostenere soluzioni Libere e/o Open Source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 nulla rilevante (A1)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.7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co rilevante (A2)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10.4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diamente rilevante (A3)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8.5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lto rilevante (A4)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34.5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riassunto per 18(SQ010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  <text:p>[Il software Libero e/o Open Source garantisce maggiori garanzie sulla continuità del servizio, non essendo legato ad una singola azienda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isposta</text:p>
          </table:table-cell>
          <table:table-cell office:value-type="string" table:style-name="ce1">
            <text:p>Conta</text:p>
          </table:table-cell>
          <table:table-cell office:value-type="string" table:style-name="ce1">
            <text:p>Percentu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 nulla rilevante (A1)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7.4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co rilevante (A2)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6.0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diamente rilevante (A3)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0.99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lto rilevante (A4)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.84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suna rispost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n completato o non visualizzat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2.72%</text:p>
          </table:table-cell>
          <table:table-cell table:number-columns-repeated="16381"/>
        </table:table-row>
        <table:table-row table:number-rows-repeated="104798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grid 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018631</meta:initial-creator>
    <dc:creator>FRANCESCO FIERMONTE - QGIS TUTORIAL - WMS</dc:creator>
    <meta:creation-date>2016-06-20T07:46:16Z</meta:creation-date>
    <dc:date>2016-06-20T07:46:16Z</dc:date>
  </office:meta>
</office:document-meta>
</file>